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26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9/26/15.35.32/">我愛動物的一千個理由No. 3.</text:a></text:p>
      <text:p text:style-name="P2">陳真 2005. 9. 26</text:p>
      <text:p text:style-name="P2"/>
      <text:p text:style-name="P2"/>
      <text:p text:style-name="P2">因為牠們是活的，身上有一種「溫度」。</text:p>
      <text:p text:style-name="P2"/>
      <text:p text:style-name="P2">難道有什麼生命是死的？沒錯。許多人就是這樣，雖生猶死，表面上好像很活躍，很輝煌，但其實只是一個假人、死人，沒有呼吸心跳，身體冰涼。就跟塑膠花一樣，乍看是花，仔細一看是假的，少了溫度。</text:p>
      <text:p text:style-name="P2"/>
      <text:p text:style-name="P2">「溫度」不是來自話語，不是來自肉體，不是來自行為，不是來自世上一切，而是來自一個大寫的「你」跟這一切的關係。</text:p>
      <text:p text:style-name="P2"/>
      <text:p text:style-name="P2">人常自詡比其他動物「高級」，因為我們會講話。不但會講話，菁英們還會「論述」呢。會講話很好，但重要的不是話，不是命題本身，而是你和命題之間的關係；是這層關係，使得冰涼的命題有了溫度。沒有了這層關係，那我不知道什麼叫「講話」？如果這也叫講話，那我的電腦不但會講話，還會唱歌呢。</text:p>
      <text:p text:style-name="P2"/>
      <text:p text:style-name="P2">齊克果說，有個精神病人從拘留所逃出，怕被人識破，心想應該講出正確命題，於是逢人就說：「砰！地球是圓的！」「砰！地球是圓的！」「砰！地球是圓的！」</text:p>
      <text:p text:style-name="P2"/>
      <text:p text:style-name="P2">地球是圓的或許是個正確命題，但重要的不是命題正確或漂亮與否，重要的是你跟命題的關係。</text:p>
      <text:p text:style-name="P2"/>
      <text:p text:style-name="P2">動物雖然不會像我們那樣寫東西或講話來表達世界，但牠跟世界仍然有一種關係，這關係是熱的、真實的（authentic）、有溫度的（passionate）。當一頭獅子要咬你，牠就是要咬你，不要懷疑，牠絕不是為了選舉，也不是為了某種社會形象。</text:p>
      <text:p text:style-name="P2"/>
      <text:p text:style-name="P2">當一隻狗對你搖尾巴，在你身上磨蹭，那意味著牠喜歡你；你不用擔心牠只是在跟你搞社交。簡單說就是，牠是真的，因為牠身上有一種「溫度」，一種熱情。</text:p>
      <text:p text:style-name="P2"/>
      <text:p text:style-name="P2"><text:a xlink:type="simple" xlink:href="http://kinship.habago.org/archives/meandadog00002-thumb.jpg">meandadog00002.jpg</text:a></text:p>
      <text:p text:style-name="P2"/>
      <text:p text:style-name="P2">（2004. 5. 25. 學姐的手。董事長攝於坎城影展頒獎會場。）</text:p>
      <text:p text:style-name="P2"/>
      <text:p text:style-name="P2">It says that wisdom is all cold; and that you can no more use it for setting your life to rights than you can forge iron when it is cold.—Wittgenstein.（所謂智慧是冰涼的，你沒辦法拿它搞定你的生命，就好像當鐵是涼的時，沒辦法煉鐵一樣。--維根斯坦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